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mo,</text:p>
      <text:p text:style-name="Normal">v hlubinách moře, kde se zrcadlí hvězdné nebe, plaveme ve stejném rytmu, v harmonii přílivů a odlivů. Jako dvě Ryby v nekonečném oceánu, sdílíme tajemství hlubin i příslib povrchu, kde slunce hladí vlny. Tvá tvůrčí duše, osvětlená Jophielem, přináší do světa kouzlo a vnáší do mého života téměř neviditelné, avšak nepřehlédnutelné jiskření. Jsi jako lípa stojící pevně, přesto s nekonečnou gracií, čelící všem větrům, které život přináší.</text:p>
      <text:p text:style-name="Normal">Na tento Valentýn, děkuji hvězdám za to, že náš společný plav, ač formovaný různými proudy, je spojen sílou, jež přesahuje břehy našich snů. Tvá obklopovanost krásou a tvoje odolnost vůči temnějším myšlenkám inspirují to nejlepší ze mě - kreativitu a touhu po vytváření hezčího světa s tebou, vedle sebe.</text:p>
      <text:p text:style-name="Normal">S hlubokým obdivem a láskou, těžko popsatelnou slovy, ti přeji Valentýnský den plný radosti a tvořivé energie, která ti je tak vlast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